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BIPRO :</text:p>
      <text:p text:style-name="Standard"/>
      <text:p text:style-name="Standard">L'extension Sobipro permet de créer un annuaire.</text:p>
      <text:p text:style-name="Standard"/>
      <text:p text:style-name="Standard">Comme tu l'as déjà vue je t'en ai déjà créer un auquel tu peux ajouter autant de catégorie et de section que tu veux. Pour le publier c'est simple il te suffit de passer par un menu. </text:p>
      <text:p text:style-name="Standard"/>
      <text:p text:style-name="Standard"><text:span text:style-name="T1">Section</text:span> = annuaire</text:p>
      <text:p text:style-name="Standard"/>
      <text:p text:style-name="Standard"><text:span text:style-name="T1">catégorie</text:span> = catégorie de l'annuaire </text:p>
      <text:p text:style-name="Standard"/>
      <text:p text:style-name="Standard"><text:span text:style-name="T1">gestionnaire de champs</text:span> = tout les types d'infos que contient une catégorie ( ex : tel, adresse, photo ect ).</text:p>
      <text:p text:style-name="Standard"/>
      <text:p text:style-name="Standard"><text:span text:style-name="T1">panneau de contrôle</text:span> = page d'acceuil</text:p>
      <text:p text:style-name="Standard"/>
      <text:p text:style-name="Standard"><text:span text:style-name="T1">paramètre système</text:span> = te permet de modifier le look de ton annuaire ( ex : choisir des icones perso, la disposition, le type d'annuaire ect ). </text:p>
      <text:p text:style-name="Standard"/>
      <text:p text:style-name="Standard">Si un jour tu veux créer un annuaire autre, tu fais créer une nouvelle section, tu ajoutes tes catégories et en derniere tu ajoute tes champs, tu les remplis et tu publis. </text:p>
      <text:p text:style-name="Standard"/>
      <text:p text:style-name="Standard"/>
      <text:p text:style-name="Standard">Je te laisse une vidéo : </text:p>
      <text:p text:style-name="Standard"/>
      <text:p text:style-name="Standard">https://www.youtube.com/watch?v=d-6Uf0tWIRs</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a carriere</meta:initial-creator>
    <meta:creation-date>2015-06-18T17:03:10.24</meta:creation-date>
    <meta:document-statistic meta:table-count="0" meta:image-count="0" meta:object-count="0" meta:page-count="1" meta:paragraph-count="12" meta:word-count="145" meta:character-count="820"/>
    <dc:date>2015-06-18T17:12:55.92</dc:date>
    <dc:creator>flora carriere</dc:creator>
    <meta:editing-duration>PT9M46S</meta:editing-duration>
    <meta:editing-cycles>1</meta:editing-cycles>
    <meta:generator>OpenOffice.org/3.3$Win32 OpenOffice.org_project/330m20$Build-9567</meta:generator>
  </office:meta>
</office:document-meta>
</file>